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CREATE TABLE IF NOT EXISTS `hospital`.`administrador` (</text:p>
      <text:p text:style-name="Standard"><text:s text:c="2"/>`nombre` VARCHAR(30) NOT NULL,</text:p>
      <text:p text:style-name="Standard"><text:s text:c="2"/>`usuario` VARCHAR(45) NOT NULL,</text:p>
      <text:p text:style-name="Standard"><text:s text:c="2"/>`contraseña` VARCHAR(45) NOT NULL,</text:p>
      <text:p text:style-name="Standard"><text:s text:c="2"/>PRIMARY KEY (`usuario`))</text:p>
      <text:p text:style-name="Standard">ENGINE = InnoDB</text:p>
      <text:p text:style-name="Standard">DEFAULT CHARACTER SET = latin1;</text:p>
      <text:p text:style-name="Standard"/>
      <text:p text:style-name="Standard"/>
      <text:p text:style-name="Standard">CREATE TABLE IF NOT EXISTS `hospital`.`areaDeTrabajo` (</text:p>
      <text:p text:style-name="Standard"><text:s text:c="2"/>`nombre` VARCHAR(45) NOT NULL,</text:p>
      <text:p text:style-name="Standard"><text:s text:c="2"/>`costo` DOUBLE NOT NULL,</text:p>
      <text:p text:style-name="Standard"><text:s text:c="2"/>`fechaDeCreacion` DATE NOT NULL,</text:p>
      <text:p text:style-name="Standard"><text:s text:c="2"/>`usuario` VARCHAR(45) NOT NULL,</text:p>
      <text:p text:style-name="Standard"><text:s text:c="2"/>`modulo` VARCHAR(45) NOT NULL,</text:p>
      <text:p text:style-name="Standard"><text:s text:c="2"/>PRIMARY KEY (`nombre`),</text:p>
      <text:p text:style-name="Standard"><text:s text:c="2"/>INDEX `fk_areaDeTrabajo_1_idx` (`usuario` ASC),</text:p>
      <text:p text:style-name="Standard"><text:s text:c="2"/>CONSTRAINT `fk_areaDeTrabajo_1`</text:p>
      <text:p text:style-name="Standard"><text:s text:c="4"/>FOREIGN KEY (`usuario`)</text:p>
      <text:p text:style-name="Standard"><text:s text:c="4"/>REFERENCES `hospital`.`administrador` (`usuario`)</text:p>
      <text:p text:style-name="Standard"><text:s text:c="4"/>ON DELETE NO ACTION</text:p>
      <text:p text:style-name="Standard"><text:s text:c="4"/>ON UPDATE NO ACTION)</text:p>
      <text:p text:style-name="Standard">ENGINE = InnoDB</text:p>
      <text:p text:style-name="Standard">DEFAULT CHARACTER SET = latin1;</text:p>
      <text:p text:style-name="Standard"/>
      <text:p text:style-name="Standard"/>
      <text:p text:style-name="Standard"/>
      <text:p text:style-name="Standard">CREATE TABLE IF NOT EXISTS `hospital`.`medicamento` (</text:p>
      <text:p text:style-name="Standard"><text:s text:c="2"/>`nombre` VARCHAR(45) NOT NULL,</text:p>
      <text:p text:style-name="Standard"><text:s text:c="2"/>`fecha` DATE NOT NULL,</text:p>
      <text:p text:style-name="Standard"><text:s text:c="2"/>`costo` DOUBLE NOT NULL,</text:p>
      <text:p text:style-name="Standard"><text:s text:c="2"/>`cantidad` DOUBLE NULL DEFAULT NULL,</text:p>
      <text:p text:style-name="Standard"><text:s text:c="2"/>`minimo` INT(11) NOT NULL,</text:p>
      <text:p text:style-name="Standard"><text:s text:c="2"/>`descripcion` LONGTEXT NULL,</text:p>
      <text:p text:style-name="Standard"><text:s text:c="2"/>PRIMARY KEY (`nombre`))</text:p>
      <text:p text:style-name="Standard">ENGINE = InnoDB</text:p>
      <text:p text:style-name="Standard">DEFAULT CHARACTER SET = latin1;</text:p>
      <text:p text:style-name="Standard"/>
      <text:p text:style-name="Standard"/>
      <text:p text:style-name="Standard">CREATE TABLE IF NOT EXISTS `hospital`.`colamedicamento` (</text:p>
      <text:p text:style-name="Standard"><text:s text:c="2"/>`nombre` VARCHAR(45) NOT NULL,</text:p>
      <text:p text:style-name="Standard"><text:s text:c="2"/>`cantidad` INT(11) NOT NULL,</text:p>
      <text:p text:style-name="Standard"><text:s text:c="2"/>`fecha` DATE NOT NULL,</text:p>
      <text:p text:style-name="Standard"><text:s text:c="2"/>`idcola` VARCHAR(50) NOT NULL,</text:p>
      <text:p text:style-name="Standard"><text:s text:c="2"/>`inicial` INT(11) NULL DEFAULT NULL,</text:p>
      <text:p text:style-name="Standard"><text:s text:c="2"/>PRIMARY KEY (`idcola`, `nombre`),</text:p>
      <text:p text:style-name="Standard"><text:s text:c="2"/>INDEX `fk_colamedicamento_1_idx` (`nombre` ASC),</text:p>
      <text:p text:style-name="Standard"><text:s text:c="2"/>CONSTRAINT `fk_colamedicamento_1`</text:p>
      <text:p text:style-name="Standard"><text:soft-page-break/><text:s text:c="4"/>FOREIGN KEY (`nombre`)</text:p>
      <text:p text:style-name="Standard"><text:s text:c="4"/>REFERENCES `hospital`.`medicamento` (`nombre`)</text:p>
      <text:p text:style-name="Standard"><text:s text:c="4"/>ON DELETE NO ACTION</text:p>
      <text:p text:style-name="Standard"><text:s text:c="4"/>ON UPDATE NO ACTION)</text:p>
      <text:p text:style-name="Standard">ENGINE = InnoDB</text:p>
      <text:p text:style-name="Standard">DEFAULT CHARACTER SET = latin1;</text:p>
      <text:p text:style-name="Standard"/>
      <text:p text:style-name="Standard"/>
      <text:p text:style-name="Standard"/>
      <text:p text:style-name="Standard">CREATE TABLE IF NOT EXISTS `hospital`.`crearHabitacion` (</text:p>
      <text:p text:style-name="Standard"><text:s text:c="2"/>`idcrearHabitacion` INT(11) NOT NULL AUTO_INCREMENT,</text:p>
      <text:p text:style-name="Standard"><text:s text:c="2"/>`fecha` DATE NOT NULL,</text:p>
      <text:p text:style-name="Standard"><text:s text:c="2"/>`costo` FLOAT NOT NULL,</text:p>
      <text:p text:style-name="Standard"><text:s text:c="2"/>`descripcion` LONGTEXT NOT NULL,</text:p>
      <text:p text:style-name="Standard"><text:s text:c="2"/>`usuario` VARCHAR(45) NOT NULL,</text:p>
      <text:p text:style-name="Standard"><text:s text:c="2"/>`nombre` VARCHAR(45) NOT NULL,</text:p>
      <text:p text:style-name="Standard"><text:s text:c="2"/>`estado` VARCHAR(45) NOT NULL,</text:p>
      <text:p text:style-name="Standard"><text:s text:c="2"/>`crearHabitacion_idcrearHabitacion` INT(11) NOT NULL,</text:p>
      <text:p text:style-name="Standard"><text:s text:c="2"/>PRIMARY KEY (`idcrearHabitacion`),</text:p>
      <text:p text:style-name="Standard"><text:s text:c="2"/>INDEX `fk_crearHabitacion_1_idx` (`usuario` ASC),</text:p>
      <text:p text:style-name="Standard"><text:s text:c="2"/>INDEX `fk_crearHabitacion_2_idx` (`nombre` ASC),</text:p>
      <text:p text:style-name="Standard"><text:s text:c="2"/>INDEX `fk_crearHabitacion_crearHabitacion1_idx` (`crearHabitacion_idcrearHabitacion` ASC),</text:p>
      <text:p text:style-name="Standard"><text:s text:c="2"/>CONSTRAINT `fk_crearHabitacion_1`</text:p>
      <text:p text:style-name="Standard"><text:s text:c="4"/>FOREIGN KEY (`usuario`)</text:p>
      <text:p text:style-name="Standard"><text:s text:c="4"/>REFERENCES `hospital`.`administrador` (`usuario`)</text:p>
      <text:p text:style-name="Standard"><text:s text:c="4"/>ON DELETE NO ACTION</text:p>
      <text:p text:style-name="Standard"><text:s text:c="4"/>ON UPDATE NO ACTION,</text:p>
      <text:p text:style-name="Standard"><text:s text:c="2"/>CONSTRAINT `fk_crearHabitacion_2`</text:p>
      <text:p text:style-name="Standard"><text:s text:c="4"/>FOREIGN KEY (`nombre`)</text:p>
      <text:p text:style-name="Standard"><text:s text:c="4"/>REFERENCES `hospital`.`areaDeTrabajo` (`nombre`)</text:p>
      <text:p text:style-name="Standard"><text:s text:c="4"/>ON DELETE NO ACTION</text:p>
      <text:p text:style-name="Standard"><text:s text:c="4"/>ON UPDATE NO ACTION,</text:p>
      <text:p text:style-name="Standard"><text:s text:c="2"/>CONSTRAINT `fk_crearHabitacion_crearHabitacion1`</text:p>
      <text:p text:style-name="Standard"><text:s text:c="4"/>FOREIGN KEY (`crearHabitacion_idcrearHabitacion`)</text:p>
      <text:p text:style-name="Standard"><text:s text:c="4"/>REFERENCES `hospital`.`crearHabitacion` (`idcrearHabitacion`)</text:p>
      <text:p text:style-name="Standard"><text:s text:c="4"/>ON DELETE NO ACTION</text:p>
      <text:p text:style-name="Standard"><text:s text:c="4"/>ON UPDATE NO ACTION)</text:p>
      <text:p text:style-name="Standard">ENGINE = InnoDB</text:p>
      <text:p text:style-name="Standard">AUTO_INCREMENT = 26</text:p>
      <text:p text:style-name="Standard">DEFAULT CHARACTER SET = latin1;</text:p>
      <text:p text:style-name="Standard"/>
      <text:p text:style-name="Standard"/>
      <text:p text:style-name="Standard">CREATE TABLE IF NOT EXISTS `hospital`.`consulta` (</text:p>
      <text:p text:style-name="Standard"><text:s text:c="2"/>`idconsulta` DATE NOT NULL,</text:p>
      <text:p text:style-name="Standard"><text:s text:c="2"/>`cui` INT(11) NOT NULL,</text:p>
      <text:p text:style-name="Standard"><text:s text:c="2"/>`idcrearhabitacion` INT(11) NOT NULL,</text:p>
      <text:p text:style-name="Standard"><text:s text:c="2"/>`idcontratoempleado` INT(11) NULL DEFAULT NULL,</text:p>
      <text:p text:style-name="Standard"><text:s text:c="2"/>`hora` VARCHAR(45) NOT NULL,</text:p>
      <text:p text:style-name="Standard"><text:s text:c="2"/>`cancelado` VARCHAR(45) NOT NULL,</text:p>
      <text:p text:style-name="Standard"><text:soft-page-break/><text:s text:c="2"/>PRIMARY KEY (`idconsulta`, `idcrearhabitacion`, `hora`),</text:p>
      <text:p text:style-name="Standard"><text:s text:c="2"/>INDEX `fk_consulta_2_idx` (`idcrearhabitacion` ASC),</text:p>
      <text:p text:style-name="Standard"><text:s text:c="2"/>CONSTRAINT `fk_consulta_2`</text:p>
      <text:p text:style-name="Standard"><text:s text:c="4"/>FOREIGN KEY (`idcrearhabitacion`)</text:p>
      <text:p text:style-name="Standard"><text:s text:c="4"/>REFERENCES `hospital`.`crearHabitacion` (`idcrearHabitacion`)</text:p>
      <text:p text:style-name="Standard"><text:s text:c="4"/>ON DELETE NO ACTION</text:p>
      <text:p text:style-name="Standard"><text:s text:c="4"/>ON UPDATE NO ACTION)</text:p>
      <text:p text:style-name="Standard">ENGINE = InnoDB</text:p>
      <text:p text:style-name="Standard">DEFAULT CHARACTER SET = latin1;</text:p>
      <text:p text:style-name="Standard"/>
      <text:p text:style-name="Standard"/>
      <text:p text:style-name="Standard">CREATE TABLE IF NOT EXISTS `hospital`.`crearEmpleo` (</text:p>
      <text:p text:style-name="Standard"><text:s text:c="2"/>`nombreEmpleo` VARCHAR(50) NOT NULL,</text:p>
      <text:p text:style-name="Standard"><text:s text:c="2"/>`fecha` DATE NOT NULL,</text:p>
      <text:p text:style-name="Standard"><text:s text:c="2"/>`sueldo` DOUBLE NOT NULL,</text:p>
      <text:p text:style-name="Standard"><text:s text:c="2"/>`nombre` VARCHAR(45) NOT NULL,</text:p>
      <text:p text:style-name="Standard"><text:s text:c="2"/>PRIMARY KEY (`nombreEmpleo`, `nombre`),</text:p>
      <text:p text:style-name="Standard"><text:s text:c="2"/>INDEX `fk_crearEmpleo_1_idx` (`nombre` ASC),</text:p>
      <text:p text:style-name="Standard"><text:s text:c="2"/>CONSTRAINT `fk_crearEmpleo_1`</text:p>
      <text:p text:style-name="Standard"><text:s text:c="4"/>FOREIGN KEY (`nombre`)</text:p>
      <text:p text:style-name="Standard"><text:s text:c="4"/>REFERENCES `hospital`.`areaDeTrabajo` (`nombre`)</text:p>
      <text:p text:style-name="Standard"><text:s text:c="4"/>ON DELETE NO ACTION</text:p>
      <text:p text:style-name="Standard"><text:s text:c="4"/>ON UPDATE NO ACTION)</text:p>
      <text:p text:style-name="Standard">ENGINE = InnoDB</text:p>
      <text:p text:style-name="Standard">DEFAULT CHARACTER SET = latin1;</text:p>
      <text:p text:style-name="Standard"/>
      <text:p text:style-name="Standard"/>
      <text:p text:style-name="Standard"/>
      <text:p text:style-name="Standard">CREATE TABLE IF NOT EXISTS `hospital`.`contratoEmpleado` (</text:p>
      <text:p text:style-name="Standard"><text:s text:c="2"/>`idcontratoEmpleado` INT(11) NOT NULL AUTO_INCREMENT,</text:p>
      <text:p text:style-name="Standard"><text:s text:c="2"/>`estado` VARCHAR(45) NOT NULL,</text:p>
      <text:p text:style-name="Standard"><text:s text:c="2"/>`fecha` DATE NOT NULL,</text:p>
      <text:p text:style-name="Standard"><text:s text:c="2"/>`nombreEmpleo` VARCHAR(45) NOT NULL,</text:p>
      <text:p text:style-name="Standard"><text:s text:c="2"/>`cui` INT(11) NOT NULL,</text:p>
      <text:p text:style-name="Standard"><text:s text:c="2"/>`horas` INT(11) NOT NULL,</text:p>
      <text:p text:style-name="Standard"><text:s text:c="2"/>`sueldo` DOUBLE NOT NULL,</text:p>
      <text:p text:style-name="Standard"><text:s text:c="2"/>`nombre` VARCHAR(45) NOT NULL,</text:p>
      <text:p text:style-name="Standard"><text:s text:c="2"/>`direccion` VARCHAR(45) NOT NULL,</text:p>
      <text:p text:style-name="Standard"><text:s text:c="2"/>`telefono` VARCHAR(45) NOT NULL,</text:p>
      <text:p text:style-name="Standard"><text:s text:c="2"/>`vacaciones` DATE NULL DEFAULT NULL,</text:p>
      <text:p text:style-name="Standard"><text:s text:c="2"/>`estado2` VARCHAR(45) NULL DEFAULT NULL,</text:p>
      <text:p text:style-name="Standard"><text:s text:c="2"/>`estate` VARCHAR(45) NULL DEFAULT NULL,</text:p>
      <text:p text:style-name="Standard"><text:s text:c="2"/>`estado3` VARCHAR(45) NULL DEFAULT NULL,</text:p>
      <text:p text:style-name="Standard"><text:s text:c="2"/>PRIMARY KEY (`idcontratoEmpleado`),</text:p>
      <text:p text:style-name="Standard"><text:s text:c="2"/>INDEX `fk_contratoEmpleado_1_idx` (`nombreEmpleo` ASC),</text:p>
      <text:p text:style-name="Standard"><text:s text:c="2"/>CONSTRAINT `fk_contratoEmpleado_1`</text:p>
      <text:p text:style-name="Standard"><text:s text:c="4"/>FOREIGN KEY (`nombreEmpleo`)</text:p>
      <text:p text:style-name="Standard"><text:s text:c="4"/>REFERENCES `hospital`.`crearEmpleo` (`nombreEmpleo`)</text:p>
      <text:p text:style-name="Standard"><text:s text:c="4"/>ON DELETE NO ACTION</text:p>
      <text:p text:style-name="Standard"><text:soft-page-break/><text:s text:c="4"/>ON UPDATE NO ACTION)</text:p>
      <text:p text:style-name="Standard">ENGINE = InnoDB</text:p>
      <text:p text:style-name="Standard">AUTO_INCREMENT = 48</text:p>
      <text:p text:style-name="Standard">DEFAULT CHARACTER SET = latin1;</text:p>
      <text:p text:style-name="Standard"/>
      <text:p text:style-name="Standard"/>
      <text:p text:style-name="Standard"/>
      <text:p text:style-name="Standard">CREATE TABLE IF NOT EXISTS `hospital`.`contratoTemporal` (</text:p>
      <text:p text:style-name="Standard"><text:s text:c="2"/>`nombre` VARCHAR(30) NOT NULL,</text:p>
      <text:p text:style-name="Standard"><text:s text:c="2"/>`cui` INT(11) NOT NULL,</text:p>
      <text:p text:style-name="Standard"><text:s text:c="2"/>`direccion` VARCHAR(45) NOT NULL,</text:p>
      <text:p text:style-name="Standard"><text:s text:c="2"/>`telefono` VARCHAR(45) NOT NULL,</text:p>
      <text:p text:style-name="Standard"><text:s text:c="2"/>`estado` VARCHAR(45) NOT NULL,</text:p>
      <text:p text:style-name="Standard"><text:s text:c="2"/>`sueldo` DOUBLE NOT NULL,</text:p>
      <text:p text:style-name="Standard"><text:s text:c="2"/>`meses` VARCHAR(45) NOT NULL,</text:p>
      <text:p text:style-name="Standard"><text:s text:c="2"/>`fecha` DATE NOT NULL,</text:p>
      <text:p text:style-name="Standard"><text:s text:c="2"/>PRIMARY KEY (`cui`))</text:p>
      <text:p text:style-name="Standard">ENGINE = InnoDB</text:p>
      <text:p text:style-name="Standard">DEFAULT CHARACTER SET = latin1;</text:p>
      <text:p text:style-name="Standard"/>
      <text:p text:style-name="Standard"/>
      <text:p text:style-name="Standard"/>
      <text:p text:style-name="Standard">CREATE TABLE IF NOT EXISTS `hospital`.`datosGlobales` (</text:p>
      <text:p text:style-name="Standard"><text:s text:c="2"/>`nombreDatos` VARCHAR(50) NOT NULL,</text:p>
      <text:p text:style-name="Standard"><text:s text:c="2"/>`precio` DOUBLE NOT NULL,</text:p>
      <text:p text:style-name="Standard"><text:s text:c="2"/>PRIMARY KEY (`nombreDatos`))</text:p>
      <text:p text:style-name="Standard">ENGINE = InnoDB</text:p>
      <text:p text:style-name="Standard">DEFAULT CHARACTER SET = latin1;</text:p>
      <text:p text:style-name="Standard"/>
      <text:p text:style-name="Standard"/>
      <text:p text:style-name="Standard"/>
      <text:p text:style-name="Standard">CREATE TABLE IF NOT EXISTS `hospital`.`especialista` (</text:p>
      <text:p text:style-name="Standard"><text:s text:c="2"/>`cui` INT(11) NOT NULL,</text:p>
      <text:p text:style-name="Standard"><text:s text:c="2"/>`nombre` VARCHAR(45) NOT NULL,</text:p>
      <text:p text:style-name="Standard"><text:s text:c="2"/>`direccion` VARCHAR(45) NOT NULL,</text:p>
      <text:p text:style-name="Standard"><text:s text:c="2"/>`fecha` DATE NOT NULL,</text:p>
      <text:p text:style-name="Standard"><text:s text:c="2"/>`estado` VARCHAR(45) NOT NULL,</text:p>
      <text:p text:style-name="Standard"><text:s text:c="2"/>PRIMARY KEY (`cui`))</text:p>
      <text:p text:style-name="Standard">ENGINE = InnoDB</text:p>
      <text:p text:style-name="Standard">DEFAULT CHARACTER SET = latin1;</text:p>
      <text:p text:style-name="Standard"/>
      <text:p text:style-name="Standard"/>
      <text:p text:style-name="Standard">CREATE TABLE IF NOT EXISTS `hospital`.`paciente` (</text:p>
      <text:p text:style-name="Standard"><text:s text:c="2"/>`cui` INT(11) NOT NULL,</text:p>
      <text:p text:style-name="Standard"><text:s text:c="2"/>`nombre` VARCHAR(45) NOT NULL,</text:p>
      <text:p text:style-name="Standard"><text:s text:c="2"/>`direccion` VARCHAR(45) NOT NULL,</text:p>
      <text:p text:style-name="Standard"><text:s text:c="2"/>`telefono` INT(11) NOT NULL,</text:p>
      <text:p text:style-name="Standard"><text:s text:c="2"/>PRIMARY KEY (`cui`))</text:p>
      <text:p text:style-name="Standard">ENGINE = InnoDB</text:p>
      <text:p text:style-name="Standard"><text:soft-page-break/>DEFAULT CHARACTER SET = latin1;</text:p>
      <text:p text:style-name="Standard"/>
      <text:p text:style-name="Standard"/>
      <text:p text:style-name="Standard"/>
      <text:p text:style-name="Standard">CREATE TABLE IF NOT EXISTS `hospital`.`operaciones` (</text:p>
      <text:p text:style-name="Standard"><text:s text:c="2"/>`nombreOperacion` VARCHAR(45) NOT NULL,</text:p>
      <text:p text:style-name="Standard"><text:s text:c="2"/>`tarifa` DOUBLE NOT NULL,</text:p>
      <text:p text:style-name="Standard"><text:s text:c="2"/>`fecha` DATE NOT NULL,</text:p>
      <text:p text:style-name="Standard"><text:s text:c="2"/>`tipo` VARCHAR(45) NOT NULL,</text:p>
      <text:p text:style-name="Standard"><text:s text:c="2"/>`precio` DOUBLE NOT NULL,</text:p>
      <text:p text:style-name="Standard"><text:s text:c="2"/>PRIMARY KEY (`nombreOperacion`))</text:p>
      <text:p text:style-name="Standard">ENGINE = InnoDB</text:p>
      <text:p text:style-name="Standard">DEFAULT CHARACTER SET = latin1;</text:p>
      <text:p text:style-name="Standard"/>
      <text:p text:style-name="Standard"/>
      <text:p text:style-name="Standard">CREATE TABLE IF NOT EXISTS `hospital`.`internado` (</text:p>
      <text:p text:style-name="Standard"><text:s text:c="2"/>`idinternado` INT(11) NOT NULL AUTO_INCREMENT,</text:p>
      <text:p text:style-name="Standard"><text:s text:c="2"/>`cui` INT(11) NOT NULL,</text:p>
      <text:p text:style-name="Standard"><text:s text:c="2"/>`fechaEntrada` DATE NOT NULL,</text:p>
      <text:p text:style-name="Standard"><text:s text:c="2"/>`fechaSalida` DATE NULL DEFAULT NULL,</text:p>
      <text:p text:style-name="Standard"><text:s text:c="2"/>`idcrearHabitacion` INT(11) NOT NULL,</text:p>
      <text:p text:style-name="Standard"><text:s text:c="2"/>`nombre` VARCHAR(45) NOT NULL,</text:p>
      <text:p text:style-name="Standard"><text:s text:c="2"/>`estado` VARCHAR(45) NOT NULL,</text:p>
      <text:p text:style-name="Standard"><text:s text:c="2"/>PRIMARY KEY (`idinternado`),</text:p>
      <text:p text:style-name="Standard"><text:s text:c="2"/>INDEX `fk_internado_1_idx` (`cui` ASC),</text:p>
      <text:p text:style-name="Standard"><text:s text:c="2"/>INDEX `fk_internado_2_idx` (`nombre` ASC),</text:p>
      <text:p text:style-name="Standard"><text:s text:c="2"/>CONSTRAINT `fk_internado_1`</text:p>
      <text:p text:style-name="Standard"><text:s text:c="4"/>FOREIGN KEY (`cui`)</text:p>
      <text:p text:style-name="Standard"><text:s text:c="4"/>REFERENCES `hospital`.`paciente` (`cui`)</text:p>
      <text:p text:style-name="Standard"><text:s text:c="4"/>ON DELETE NO ACTION</text:p>
      <text:p text:style-name="Standard"><text:s text:c="4"/>ON UPDATE NO ACTION,</text:p>
      <text:p text:style-name="Standard"><text:s text:c="2"/>CONSTRAINT `fk_internado_2`</text:p>
      <text:p text:style-name="Standard"><text:s text:c="4"/>FOREIGN KEY (`nombre`)</text:p>
      <text:p text:style-name="Standard"><text:s text:c="4"/>REFERENCES `hospital`.`operaciones` (`nombreOperacion`)</text:p>
      <text:p text:style-name="Standard"><text:s text:c="4"/>ON DELETE NO ACTION</text:p>
      <text:p text:style-name="Standard"><text:s text:c="4"/>ON UPDATE NO ACTION)</text:p>
      <text:p text:style-name="Standard">ENGINE = InnoDB</text:p>
      <text:p text:style-name="Standard">AUTO_INCREMENT = 2</text:p>
      <text:p text:style-name="Standard">DEFAULT CHARACTER SET = latin1;</text:p>
      <text:p text:style-name="Standard"/>
      <text:p text:style-name="Standard"/>
      <text:p text:style-name="Standard"/>
      <text:p text:style-name="Standard">CREATE TABLE IF NOT EXISTS `hospital`.`especialistaDestinado` (</text:p>
      <text:p text:style-name="Standard"><text:s text:c="2"/>`idespecialistaDestinado` INT(11) NOT NULL AUTO_INCREMENT,</text:p>
      <text:p text:style-name="Standard"><text:s text:c="2"/>`cui` INT(11) NOT NULL,</text:p>
      <text:p text:style-name="Standard"><text:s text:c="2"/>`idinternado` INT(11) NULL DEFAULT NULL,</text:p>
      <text:p text:style-name="Standard"><text:s text:c="2"/>PRIMARY KEY (`idespecialistaDestinado`),</text:p>
      <text:p text:style-name="Standard"><text:s text:c="2"/>INDEX `fk_especialistaDestinado_1_idx` (`idinternado` ASC),</text:p>
      <text:p text:style-name="Standard"><text:s text:c="2"/>INDEX `fk_especialistaDestinado_2_idx` (`cui` ASC),</text:p>
      <text:p text:style-name="Standard"><text:soft-page-break/><text:s text:c="2"/>CONSTRAINT `fk_especialistaDestinado_1`</text:p>
      <text:p text:style-name="Standard"><text:s text:c="4"/>FOREIGN KEY (`idinternado`)</text:p>
      <text:p text:style-name="Standard"><text:s text:c="4"/>REFERENCES `hospital`.`internado` (`idinternado`)</text:p>
      <text:p text:style-name="Standard"><text:s text:c="4"/>ON DELETE NO ACTION</text:p>
      <text:p text:style-name="Standard"><text:s text:c="4"/>ON UPDATE NO ACTION,</text:p>
      <text:p text:style-name="Standard"><text:s text:c="2"/>CONSTRAINT `fk_especialistaDestinado_2`</text:p>
      <text:p text:style-name="Standard"><text:s text:c="4"/>FOREIGN KEY (`cui`)</text:p>
      <text:p text:style-name="Standard"><text:s text:c="4"/>REFERENCES `hospital`.`especialista` (`cui`)</text:p>
      <text:p text:style-name="Standard"><text:s text:c="4"/>ON DELETE NO ACTION</text:p>
      <text:p text:style-name="Standard"><text:s text:c="4"/>ON UPDATE NO ACTION)</text:p>
      <text:p text:style-name="Standard">ENGINE = InnoDB</text:p>
      <text:p text:style-name="Standard">DEFAULT CHARACTER SET = latin1;</text:p>
      <text:p text:style-name="Standard"/>
      <text:p text:style-name="Standard"/>
      <text:p text:style-name="Standard"/>
      <text:p text:style-name="Standard">CREATE TABLE IF NOT EXISTS `hospital`.`gastoHabitacion` (</text:p>
      <text:p text:style-name="Standard"><text:s text:c="2"/>`idcrearHabitacion` INT(11) NOT NULL,</text:p>
      <text:p text:style-name="Standard"><text:s text:c="2"/>`gasto` DOUBLE NOT NULL,</text:p>
      <text:p text:style-name="Standard"><text:s text:c="2"/>`fecha` DATE NOT NULL,</text:p>
      <text:p text:style-name="Standard"><text:s text:c="2"/>PRIMARY KEY (`idcrearHabitacion`, `fecha`),</text:p>
      <text:p text:style-name="Standard"><text:s text:c="2"/>INDEX `fk_gastoHabitacion_1_idx` (`idcrearHabitacion` ASC),</text:p>
      <text:p text:style-name="Standard"><text:s text:c="2"/>CONSTRAINT `fk_gastoHabitacion_1`</text:p>
      <text:p text:style-name="Standard"><text:s text:c="4"/>FOREIGN KEY (`idcrearHabitacion`)</text:p>
      <text:p text:style-name="Standard"><text:s text:c="4"/>REFERENCES `hospital`.`crearHabitacion` (`idcrearHabitacion`)</text:p>
      <text:p text:style-name="Standard"><text:s text:c="4"/>ON DELETE NO ACTION</text:p>
      <text:p text:style-name="Standard"><text:s text:c="4"/>ON UPDATE NO ACTION)</text:p>
      <text:p text:style-name="Standard">ENGINE = InnoDB</text:p>
      <text:p text:style-name="Standard">DEFAULT CHARACTER SET = latin1;</text:p>
      <text:p text:style-name="Standard"/>
      <text:p text:style-name="Standard"/>
      <text:p text:style-name="Standard">-- -----------------------------------------------------</text:p>
      <text:p text:style-name="Standard">-- Table `hospital`.`medicamentosUsados`</text:p>
      <text:p text:style-name="Standard">-- -----------------------------------------------------</text:p>
      <text:p text:style-name="Standard">CREATE TABLE IF NOT EXISTS `hospital`.`medicamentosUsados` (</text:p>
      <text:p text:style-name="Standard"><text:s text:c="2"/>`idmedicamentosUsados` INT(11) NOT NULL AUTO_INCREMENT,</text:p>
      <text:p text:style-name="Standard"><text:s text:c="2"/>`idinternado` INT(11) NOT NULL,</text:p>
      <text:p text:style-name="Standard"><text:s text:c="2"/>`nombre` VARCHAR(45) NOT NULL,</text:p>
      <text:p text:style-name="Standard"><text:s text:c="2"/>`costo` DOUBLE NOT NULL,</text:p>
      <text:p text:style-name="Standard"><text:s text:c="2"/>`cantidad` INT(11) NOT NULL,</text:p>
      <text:p text:style-name="Standard"><text:s text:c="2"/>`fecha` DATE NULL DEFAULT NULL,</text:p>
      <text:p text:style-name="Standard"><text:s text:c="2"/>`cui` VARCHAR(45) NULL DEFAULT NULL,</text:p>
      <text:p text:style-name="Standard"><text:s text:c="2"/>PRIMARY KEY (`idmedicamentosUsados`),</text:p>
      <text:p text:style-name="Standard"><text:s text:c="2"/>INDEX `fk_medicamentosUsados_1_idx` (`idinternado` ASC),</text:p>
      <text:p text:style-name="Standard"><text:s text:c="2"/>CONSTRAINT `fk_medicamentosUsados_1`</text:p>
      <text:p text:style-name="Standard"><text:s text:c="4"/>FOREIGN KEY (`idinternado`)</text:p>
      <text:p text:style-name="Standard"><text:s text:c="4"/>REFERENCES `hospital`.`internado` (`idinternado`)</text:p>
      <text:p text:style-name="Standard"><text:s text:c="4"/>ON DELETE NO ACTION</text:p>
      <text:p text:style-name="Standard"><text:s text:c="4"/>ON UPDATE NO ACTION)</text:p>
      <text:p text:style-name="Standard">ENGINE = InnoDB</text:p>
      <text:p text:style-name="Standard"><text:soft-page-break/>AUTO_INCREMENT = 3</text:p>
      <text:p text:style-name="Standard">DEFAULT CHARACTER SET = latin1;</text:p>
      <text:p text:style-name="Standard"/>
      <text:p text:style-name="Standard"/>
      <text:p text:style-name="Standard"/>
      <text:p text:style-name="Standard">CREATE TABLE IF NOT EXISTS `hospital`.`medicosDestinados` (</text:p>
      <text:p text:style-name="Standard"><text:s text:c="2"/>`idinternado` INT(11) NOT NULL,</text:p>
      <text:p text:style-name="Standard"><text:s text:c="2"/>`idcontratoEmpleado` INT(11) NOT NULL,</text:p>
      <text:p text:style-name="Standard"><text:s text:c="2"/>`idmedicosDestinados` INT(11) NOT NULL AUTO_INCREMENT,</text:p>
      <text:p text:style-name="Standard"><text:s text:c="2"/>PRIMARY KEY (`idmedicosDestinados`),</text:p>
      <text:p text:style-name="Standard"><text:s text:c="2"/>INDEX `fk_medicosDestinados_1_idx` (`idcontratoEmpleado` ASC),</text:p>
      <text:p text:style-name="Standard"><text:s text:c="2"/>INDEX `fk_medicosDestinados_2_idx` (`idinternado` ASC),</text:p>
      <text:p text:style-name="Standard"><text:s text:c="2"/>CONSTRAINT `fk_medicosDestinados_1`</text:p>
      <text:p text:style-name="Standard"><text:s text:c="4"/>FOREIGN KEY (`idcontratoEmpleado`)</text:p>
      <text:p text:style-name="Standard"><text:s text:c="4"/>REFERENCES `hospital`.`contratoEmpleado` (`idcontratoEmpleado`)</text:p>
      <text:p text:style-name="Standard"><text:s text:c="4"/>ON DELETE NO ACTION</text:p>
      <text:p text:style-name="Standard"><text:s text:c="4"/>ON UPDATE NO ACTION,</text:p>
      <text:p text:style-name="Standard"><text:s text:c="2"/>CONSTRAINT `fk_medicosDestinados_2`</text:p>
      <text:p text:style-name="Standard"><text:s text:c="4"/>FOREIGN KEY (`idinternado`)</text:p>
      <text:p text:style-name="Standard"><text:s text:c="4"/>REFERENCES `hospital`.`internado` (`idinternado`)</text:p>
      <text:p text:style-name="Standard"><text:s text:c="4"/>ON DELETE NO ACTION</text:p>
      <text:p text:style-name="Standard"><text:s text:c="4"/>ON UPDATE NO ACTION)</text:p>
      <text:p text:style-name="Standard">ENGINE = InnoDB</text:p>
      <text:p text:style-name="Standard">AUTO_INCREMENT = 3</text:p>
      <text:p text:style-name="Standard">DEFAULT CHARACTER SET = latin1;</text:p>
      <text:p text:style-name="Standard"/>
      <text:p text:style-name="Standard"/>
      <text:p text:style-name="Standard">-- -----------------------------------------------------</text:p>
      <text:p text:style-name="Standard">-- Table `hospital`.`pagoHabitacion`</text:p>
      <text:p text:style-name="Standard">-- -----------------------------------------------------</text:p>
      <text:p text:style-name="Standard">CREATE TABLE IF NOT EXISTS `hospital`.`pagoHabitacion` (</text:p>
      <text:p text:style-name="Standard"><text:s text:c="2"/>`idpagoHabitacion` INT(11) NOT NULL AUTO_INCREMENT,</text:p>
      <text:p text:style-name="Standard"><text:s text:c="2"/>`descripcion` LONGTEXT NOT NULL,</text:p>
      <text:p text:style-name="Standard"><text:s text:c="2"/>`idcrearHabitacion` INT(11) NOT NULL,</text:p>
      <text:p text:style-name="Standard"><text:s text:c="2"/>`costo` DOUBLE NOT NULL,</text:p>
      <text:p text:style-name="Standard"><text:s text:c="2"/>`fecha1` DATE NOT NULL,</text:p>
      <text:p text:style-name="Standard"><text:s text:c="2"/>`fecha2` DATE NULL DEFAULT NULL,</text:p>
      <text:p text:style-name="Standard"><text:s text:c="2"/>PRIMARY KEY (`idpagoHabitacion`),</text:p>
      <text:p text:style-name="Standard"><text:s text:c="2"/>INDEX `fk_pagoHabitacion_1_idx` (`idcrearHabitacion` ASC),</text:p>
      <text:p text:style-name="Standard"><text:s text:c="2"/>CONSTRAINT `fk_pagoHabitacion_1`</text:p>
      <text:p text:style-name="Standard"><text:s text:c="4"/>FOREIGN KEY (`idcrearHabitacion`)</text:p>
      <text:p text:style-name="Standard"><text:s text:c="4"/>REFERENCES `hospital`.`crearHabitacion` (`idcrearHabitacion`)</text:p>
      <text:p text:style-name="Standard"><text:s text:c="4"/>ON DELETE NO ACTION</text:p>
      <text:p text:style-name="Standard"><text:s text:c="4"/>ON UPDATE NO ACTION)</text:p>
      <text:p text:style-name="Standard">ENGINE = InnoDB</text:p>
      <text:p text:style-name="Standard">AUTO_INCREMENT = 4</text:p>
      <text:p text:style-name="Standard">DEFAULT CHARACTER SET = latin1;</text:p>
      <text:p text:style-name="Standard"/>
      <text:p text:style-name="Standard"/>
      <text:p text:style-name="Standard"><text:soft-page-break/></text:p>
      <text:p text:style-name="Standard">CREATE TABLE IF NOT EXISTS `hospital`.`pagoconsulta` (</text:p>
      <text:p text:style-name="Standard"><text:s text:c="2"/>`idconsulta` DATE NOT NULL,</text:p>
      <text:p text:style-name="Standard"><text:s text:c="2"/>`idcrearhabitacion` INT(11) NOT NULL,</text:p>
      <text:p text:style-name="Standard"><text:s text:c="2"/>`hora` VARCHAR(45) NOT NULL,</text:p>
      <text:p text:style-name="Standard"><text:s text:c="2"/>`pago` DOUBLE NOT NULL,</text:p>
      <text:p text:style-name="Standard"><text:s text:c="2"/>PRIMARY KEY (`idcrearhabitacion`, `idconsulta`, `hora`),</text:p>
      <text:p text:style-name="Standard"><text:s text:c="2"/>INDEX `fk_pagoconsulta_1_idx` (`idconsulta` ASC),</text:p>
      <text:p text:style-name="Standard"><text:s text:c="2"/>CONSTRAINT `fk_pagoconsulta_2`</text:p>
      <text:p text:style-name="Standard"><text:s text:c="4"/>FOREIGN KEY (`idcrearhabitacion`)</text:p>
      <text:p text:style-name="Standard"><text:s text:c="4"/>REFERENCES `hospital`.`crearHabitacion` (`idcrearHabitacion`)</text:p>
      <text:p text:style-name="Standard"><text:s text:c="4"/>ON DELETE NO ACTION</text:p>
      <text:p text:style-name="Standard"><text:s text:c="4"/>ON UPDATE NO ACTION)</text:p>
      <text:p text:style-name="Standard">ENGINE = InnoDB</text:p>
      <text:p text:style-name="Standard">DEFAULT CHARACTER SET = latin1;</text:p>
      <text:p text:style-name="Standard"/>
      <text:p text:style-name="Standard"/>
      <text:p text:style-name="Standard">-- -----------------------------------------------------</text:p>
      <text:p text:style-name="Standard">-- Table `hospital`.`pagoempleado`</text:p>
      <text:p text:style-name="Standard">-- -----------------------------------------------------</text:p>
      <text:p text:style-name="Standard">CREATE TABLE IF NOT EXISTS `hospital`.`pagoempleado` (</text:p>
      <text:p text:style-name="Standard"><text:s text:c="2"/>`fecha` DATE NOT NULL,</text:p>
      <text:p text:style-name="Standard"><text:s text:c="2"/>`pago` DOUBLE NOT NULL,</text:p>
      <text:p text:style-name="Standard"><text:s text:c="2"/>`descuento` DOUBLE NOT NULL,</text:p>
      <text:p text:style-name="Standard"><text:s text:c="2"/>`idcontratoEmpleado` INT(11) NOT NULL,</text:p>
      <text:p text:style-name="Standard"><text:s text:c="2"/>PRIMARY KEY (`fecha`, `idcontratoEmpleado`))</text:p>
      <text:p text:style-name="Standard">ENGINE = InnoDB</text:p>
      <text:p text:style-name="Standard">DEFAULT CHARACTER SET = latin1;</text:p>
      <text:p text:style-name="Standard"/>
      <text:p text:style-name="Standard"/>
      <text:p text:style-name="Standard">-- -----------------------------------------------------</text:p>
      <text:p text:style-name="Standard">-- Table `hospital`.`pagoempleadotemporal`</text:p>
      <text:p text:style-name="Standard">-- -----------------------------------------------------</text:p>
      <text:p text:style-name="Standard">CREATE TABLE IF NOT EXISTS `hospital`.`pagoempleadotemporal` (</text:p>
      <text:p text:style-name="Standard"><text:s text:c="2"/>`idpagoempleadotemporal` INT(11) NOT NULL AUTO_INCREMENT,</text:p>
      <text:p text:style-name="Standard"><text:s text:c="2"/>`cui` INT(11) NOT NULL,</text:p>
      <text:p text:style-name="Standard"><text:s text:c="2"/>`pago` DOUBLE NULL DEFAULT NULL,</text:p>
      <text:p text:style-name="Standard"><text:s text:c="2"/>PRIMARY KEY (`idpagoempleadotemporal`))</text:p>
      <text:p text:style-name="Standard">ENGINE = InnoDB</text:p>
      <text:p text:style-name="Standard">DEFAULT CHARACTER SET = latin1;</text:p>
      <text:p text:style-name="Standard"/>
      <text:p text:style-name="Standard"/>
      <text:p text:style-name="Standard">-- -----------------------------------------------------</text:p>
      <text:p text:style-name="Standard">-- Table `hospital`.`pagoespecialista`</text:p>
      <text:p text:style-name="Standard">-- -----------------------------------------------------</text:p>
      <text:p text:style-name="Standard">CREATE TABLE IF NOT EXISTS `hospital`.`pagoespecialista` (</text:p>
      <text:p text:style-name="Standard"><text:s text:c="2"/>`idpagoespecialista` INT(11) NOT NULL AUTO_INCREMENT,</text:p>
      <text:p text:style-name="Standard"><text:s text:c="2"/>`idinternado` INT(11) NOT NULL,</text:p>
      <text:p text:style-name="Standard"><text:s text:c="2"/>`pago` DOUBLE NULL DEFAULT NULL,</text:p>
      <text:p text:style-name="Standard"><text:soft-page-break/><text:s text:c="2"/>`fecha` DATE NULL DEFAULT NULL,</text:p>
      <text:p text:style-name="Standard"><text:s text:c="2"/>PRIMARY KEY (`idpagoespecialista`))</text:p>
      <text:p text:style-name="Standard">ENGINE = InnoDB</text:p>
      <text:p text:style-name="Standard">DEFAULT CHARACTER SET = latin1;</text:p>
      <text:p text:style-name="Standard"/>
      <text:p text:style-name="Standard"/>
      <text:p text:style-name="Standard">-- -----------------------------------------------------</text:p>
      <text:p text:style-name="Standard">-- Table `hospital`.`pagointernado`</text:p>
      <text:p text:style-name="Standard">-- -----------------------------------------------------</text:p>
      <text:p text:style-name="Standard">CREATE TABLE IF NOT EXISTS `hospital`.`pagointernado` (</text:p>
      <text:p text:style-name="Standard"><text:s text:c="2"/>`idpagointernado` INT(11) NOT NULL AUTO_INCREMENT,</text:p>
      <text:p text:style-name="Standard"><text:s text:c="2"/>`total` DOUBLE NOT NULL,</text:p>
      <text:p text:style-name="Standard"><text:s text:c="2"/>`idinternado` INT(11) NOT NULL,</text:p>
      <text:p text:style-name="Standard"><text:s text:c="2"/>`precio` DOUBLE NOT NULL,</text:p>
      <text:p text:style-name="Standard"><text:s text:c="2"/>`fecha` DATE NULL DEFAULT NULL,</text:p>
      <text:p text:style-name="Standard"><text:s text:c="2"/>`persona` INT(11) NULL DEFAULT NULL,</text:p>
      <text:p text:style-name="Standard"><text:s text:c="2"/>PRIMARY KEY (`idpagointernado`))</text:p>
      <text:p text:style-name="Standard">ENGINE = InnoDB</text:p>
      <text:p text:style-name="Standard">AUTO_INCREMENT = 2</text:p>
      <text:p text:style-name="Standard">DEFAULT CHARACTER SET = latin1;</text:p>
      <text:p text:style-name="Standard"/>
      <text:p text:style-name="Standard"/>
      <text:p text:style-name="Standard">-- -----------------------------------------------------</text:p>
      <text:p text:style-name="Standard">-- Table `hospital`.`pagomedicamento`</text:p>
      <text:p text:style-name="Standard">-- -----------------------------------------------------</text:p>
      <text:p text:style-name="Standard">CREATE TABLE IF NOT EXISTS `hospital`.`pagomedicamento` (</text:p>
      <text:p text:style-name="Standard"><text:s text:c="2"/>`idpagomedicamento` INT(11) NOT NULL AUTO_INCREMENT,</text:p>
      <text:p text:style-name="Standard"><text:s text:c="2"/>`cui` INT(11) NOT NULL,</text:p>
      <text:p text:style-name="Standard"><text:s text:c="2"/>`cantidad` INT(11) NOT NULL,</text:p>
      <text:p text:style-name="Standard"><text:s text:c="2"/>`total` DOUBLE NOT NULL,</text:p>
      <text:p text:style-name="Standard"><text:s text:c="2"/>`persona` INT(11) NULL DEFAULT NULL,</text:p>
      <text:p text:style-name="Standard"><text:s text:c="2"/>`fecha` DATE NULL DEFAULT NULL,</text:p>
      <text:p text:style-name="Standard"><text:s text:c="2"/>`nombre` VARCHAR(50) NULL DEFAULT NULL,</text:p>
      <text:p text:style-name="Standard"><text:s text:c="2"/>PRIMARY KEY (`idpagomedicamento`))</text:p>
      <text:p text:style-name="Standard">ENGINE = InnoDB</text:p>
      <text:p text:style-name="Standard">AUTO_INCREMENT = 14</text:p>
      <text:p text:style-name="Standard">DEFAULT CHARACTER SET = latin1;</text:p>
      <text:p text:style-name="Standard"/>
      <text:p text:style-name="Standard"/>
      <text:p text:style-name="Standard">-- -----------------------------------------------------</text:p>
      <text:p text:style-name="Standard">-- Table `hospital`.`renunciadespido`</text:p>
      <text:p text:style-name="Standard">-- -----------------------------------------------------</text:p>
      <text:p text:style-name="Standard">CREATE TABLE IF NOT EXISTS `hospital`.`renunciadespido` (</text:p>
      <text:p text:style-name="Standard"><text:s text:c="2"/>`idrenunciadespido` INT(11) NOT NULL AUTO_INCREMENT,</text:p>
      <text:p text:style-name="Standard"><text:s text:c="2"/>`idcontratoEmpleado` INT(11) NOT NULL,</text:p>
      <text:p text:style-name="Standard"><text:s text:c="2"/>`tipo` VARCHAR(45) NOT NULL,</text:p>
      <text:p text:style-name="Standard"><text:s text:c="2"/>`fecha` VARCHAR(45) NOT NULL,</text:p>
      <text:p text:style-name="Standard"><text:s text:c="2"/>`descripcion` LONGTEXT NULL DEFAULT NULL,</text:p>
      <text:p text:style-name="Standard"><text:s text:c="2"/>PRIMARY KEY (`idrenunciadespido`),</text:p>
      <text:p text:style-name="Standard"><text:soft-page-break/><text:s text:c="2"/>INDEX `fk_renuncia/despido_1_idx` (`idcontratoEmpleado` ASC),</text:p>
      <text:p text:style-name="Standard"><text:s text:c="2"/>CONSTRAINT `fk_renuncia/despido_1`</text:p>
      <text:p text:style-name="Standard"><text:s text:c="4"/>FOREIGN KEY (`idcontratoEmpleado`)</text:p>
      <text:p text:style-name="Standard"><text:s text:c="4"/>REFERENCES `hospital`.`contratoEmpleado` (`idcontratoEmpleado`)</text:p>
      <text:p text:style-name="Standard"><text:s text:c="4"/>ON DELETE NO ACTION</text:p>
      <text:p text:style-name="Standard"><text:s text:c="4"/>ON UPDATE NO ACTION)</text:p>
      <text:p text:style-name="Standard">ENGINE = InnoDB</text:p>
      <text:p text:style-name="Standard">AUTO_INCREMENT = 3</text:p>
      <text:p text:style-name="Standard">DEFAULT CHARACTER SET = latin1;</text:p>
      <text:p text:style-name="Standard"/>
      <text:p text:style-name="Standard"/>
      <text:p text:style-name="Standard">-- -----------------------------------------------------</text:p>
      <text:p text:style-name="Standard">-- Table `hospital`.`usuarioEmpleado`</text:p>
      <text:p text:style-name="Standard">-- -----------------------------------------------------</text:p>
      <text:p text:style-name="Standard">CREATE TABLE IF NOT EXISTS `hospital`.`usuarioEmpleado` (</text:p>
      <text:p text:style-name="Standard"><text:s text:c="2"/>`cui` INT(11) NOT NULL,</text:p>
      <text:p text:style-name="Standard"><text:s text:c="2"/>`contraseña` VARCHAR(45) NOT NULL,</text:p>
      <text:p text:style-name="Standard"><text:s text:c="2"/>`idcontratoEmpleado` INT(11) NOT NULL,</text:p>
      <text:p text:style-name="Standard"><text:s text:c="2"/>PRIMARY KEY (`cui`),</text:p>
      <text:p text:style-name="Standard"><text:s text:c="2"/>INDEX `fk_usuarioEmpleado_1_idx` (`idcontratoEmpleado` ASC),</text:p>
      <text:p text:style-name="Standard"><text:s text:c="2"/>CONSTRAINT `fk_usuarioEmpleado_1`</text:p>
      <text:p text:style-name="Standard"><text:s text:c="4"/>FOREIGN KEY (`idcontratoEmpleado`)</text:p>
      <text:p text:style-name="Standard"><text:s text:c="4"/>REFERENCES `hospital`.`contratoEmpleado` (`idcontratoEmpleado`)</text:p>
      <text:p text:style-name="Standard"><text:s text:c="4"/>ON DELETE NO ACTION</text:p>
      <text:p text:style-name="Standard"><text:s text:c="4"/>ON UPDATE NO ACTION)</text:p>
      <text:p text:style-name="Standard">ENGINE = InnoDB</text:p>
      <text:p text:style-name="Standard">DEFAULT CHARACTER SET = latin1;</text:p>
      <text:p text:style-name="Standard"/>
      <text:p text:style-name="Standard"/>
      <text:p text:style-name="Standard">SET SQL_MODE=@OLD_SQL_MODE;</text:p>
      <text:p text:style-name="Standard">SET FOREIGN_KEY_CHECKS=@OLD_FOREIGN_KEY_CHECKS;</text:p>
      <text:p text:style-name="Standard">SET UNIQUE_CHECKS=@OLD_UNIQUE_CHECKS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9T01:19:42.412817177</meta:creation-date>
    <dc:date>2019-11-19T01:21:22.233737887</dc:date>
    <meta:editing-duration>PT1M40S</meta:editing-duration>
    <meta:editing-cycles>1</meta:editing-cycles>
    <meta:document-statistic meta:table-count="0" meta:image-count="0" meta:object-count="0" meta:page-count="10" meta:paragraph-count="407" meta:word-count="1582" meta:character-count="14634" meta:non-whitespace-character-count="12725"/>
    <meta:generator>LibreOffice/6.0.7.3$Linux_X86_64 LibreOffice_project/00m0$Build-3</meta:generator>
  </office:meta>
</office:document-meta>
</file>